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6.293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6.2931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2931in" fo:margin-left="0in" table:align="left"/>
    </style:style>
    <style:style style:name="Table3.A" style:family="table-column">
      <style:table-column-properties style:column-width="6.2931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2931in" fo:margin-left="0in" table:align="left"/>
    </style:style>
    <style:style style:name="Table4.A" style:family="table-column">
      <style:table-column-properties style:column-width="6.2931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2931in" fo:margin-left="0in" table:align="left"/>
    </style:style>
    <style:style style:name="Table5.A" style:family="table-column">
      <style:table-column-properties style:column-width="6.2931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d63c6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edefc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officeooo:paragraph-rsid="001d63c6" style:font-weight-asian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officeooo:paragraph-rsid="001edefc" style:font-weight-asian="bold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1d63c6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1edefc"/>
    </style:style>
    <style:style style:name="P10" style:family="paragraph" style:parent-style-name="Standard">
      <style:text-properties officeooo:paragraph-rsid="001d63c6"/>
    </style:style>
    <style:style style:name="P11" style:family="paragraph" style:parent-style-name="Standard">
      <style:text-properties officeooo:paragraph-rsid="001edefc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style:font-size-asian="22pt" style:font-name-complex="Arial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officeooo:paragraph-rsid="001d63c6" style:font-size-asian="22pt" style:font-name-complex="Arial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officeooo:paragraph-rsid="001edefc" style:font-size-asian="22pt" style:font-name-complex="Arial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officeooo:paragraph-rsid="001d63c6" style:font-weight-asian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officeooo:paragraph-rsid="001edefc" style:font-weight-asian="bold"/>
    </style:style>
    <style:style style:name="P18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19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20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20724c" style:font-weight-asian="normal" style:font-weight-complex="normal"/>
    </style:style>
    <style:style style:name="P21" style:family="paragraph" style:parent-style-name="Standard" style:list-style-name="L5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22" style:family="paragraph" style:parent-style-name="Standard" style:list-style-name="L6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3" style:family="paragraph" style:parent-style-name="Standard" style:list-style-name="L7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4" style:family="paragraph" style:parent-style-name="Standard" style:list-style-name="L8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5" style:family="paragraph" style:parent-style-name="Standard" style:list-style-name="L9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6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7" style:family="paragraph" style:parent-style-name="Standard" style:list-style-name="L11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8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  <style:text-properties fo:font-weight="normal" officeooo:rsid="001f98f8" officeooo:paragraph-rsid="001f98f8" style:font-weight-asian="normal" style:font-weight-complex="normal"/>
    </style:style>
    <style:style style:name="P29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font-weight="normal" officeooo:rsid="001f98f8" officeooo:paragraph-rsid="001f98f8" style:font-weight-asian="normal" style:font-weight-complex="normal"/>
    </style:style>
    <style:style style:name="P30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font-weight="normal" officeooo:rsid="001f98f8" officeooo:paragraph-rsid="0020724c" style:font-weight-asian="normal" style:font-weight-complex="normal"/>
    </style:style>
    <style:style style:name="P31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font-weight="normal" officeooo:rsid="0020724c" officeooo:paragraph-rsid="0020724c" style:font-weight-asian="normal" style:font-weight-complex="normal"/>
    </style:style>
    <style:style style:name="P32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33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34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1f98f8" officeooo:paragraph-rsid="001f98f8" style:font-weight-asian="normal" style:font-weight-complex="normal"/>
    </style:style>
    <style:style style:name="P35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bold" officeooo:rsid="001d63c6" officeooo:paragraph-rsid="001d63c6" style:font-weight-asian="bold"/>
    </style:style>
    <style:style style:name="P36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bold" officeooo:rsid="001d63c6" officeooo:paragraph-rsid="001edefc" style:font-weight-asian="bold"/>
    </style:style>
    <style:style style:name="P37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officeooo:rsid="001d63c6" officeooo:paragraph-rsid="001d63c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63c6" style:font-weight-asian="bold"/>
    </style:style>
    <style:style style:name="T3" style:family="text">
      <style:text-properties officeooo:rsid="001d63c6"/>
    </style:style>
    <style:style style:name="T4" style:family="text">
      <style:text-properties officeooo:rsid="0020724c"/>
    </style:style>
    <style:style style:name="T5" style:family="text">
      <style:text-properties officeooo:rsid="0022d81b"/>
    </style:style>
    <text:list-style style:name="L1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kumentation des Gruppentreffens <text:line-break/>IT-Projektmanagement</text:p>
      <text:p text:style-name="P1"><text:span text:style-name="Absatz-Standardschriftart"><text:span text:style-name="T2">Datum</text:span></text:span>: <text:tab/><text:tab/><text:span text:style-name="T3">12.04.2016</text:span></text:p>
      <text:p text:style-name="P1"><text:span text:style-name="Absatz-Standardschriftart"><text:span text:style-name="T1">Teilnehmer</text:span></text:span>: <text:tab/>Alexandra Koch, <text:span text:style-name="T3">Gina Seckendorf, Jonathan Kloss</text:span>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1. Besprechung, was bisher bearbeitet wurde. </text:p>
            <text:list xml:id="list3870323516914358161" text:style-name="L1">
              <text:list-item>
                <text:p text:style-name="P32">Nicht <text:span text:style-name="T5">viel</text:span></text:p>
                <text:p text:style-name="P35"/>
              </text:list-item>
            </text:list>
          </table:table-cell>
        </table:table-row>
        <table:table-row>
          <table:table-cell table:style-name="Table1.A2" office:value-type="string">
            <text:p text:style-name="P4">2. Welche Aufgaben müssen nun noch erfüllt werden?</text:p>
            <text:list xml:id="list123021996462824" text:continue-numbering="true" text:style-name="L1">
              <text:list-item>
                <text:p text:style-name="P37">User Storys schreiben</text:p>
              </text:list-item>
              <text:list-item>
                <text:p text:style-name="P32">Projektplan erstellen</text:p>
              </text:list-item>
            </text:list>
            <text:p text:style-name="P7"/>
          </table:table-cell>
        </table:table-row>
        <table:table-row>
          <table:table-cell table:style-name="Table1.A1" office:value-type="string">
            <text:p text:style-name="P4">2. Ergebnisse</text:p>
            <text:list xml:id="list8783816644042531022" text:style-name="L2">
              <text:list-item>
                <text:p text:style-name="P18">User storys begonnen</text:p>
              </text:list-item>
              <text:list-item>
                <text:p text:style-name="P18">Informationen zur Erstellung eines Projektplans gesammelt</text:p>
              </text:list-item>
              <text:list-item>
                <text:p text:style-name="P18">E-Mail an Marco geschrieben<text:line-break/></text:p>
              </text:list-item>
            </text:list>
          </table:table-cell>
        </table:table-row>
        <table:table-row>
          <table:table-cell table:style-name="Table1.A1" office:value-type="string">
            <text:p text:style-name="P4">4. Aufgaben bis zum nächsten Treffen</text:p>
            <text:list xml:id="list5610539477647452576" text:style-name="L3">
              <text:list-item>
                <text:p text:style-name="P19">User storys detaillierter gestalten</text:p>
              </text:list-item>
              <text:list-item>
                <text:p text:style-name="P19">Zeitabschätzungen in Projektplan einfügen</text:p>
              </text:list-item>
              <text:list-item>
                <text:p text:style-name="P28">Aufgaben in Projektplan einfügen</text:p>
                <text:p text:style-name="P19"/>
              </text:list-item>
            </text:list>
          </table:table-cell>
        </table:table-row>
      </table:table>
      <text:p text:style-name="Standard"/>
      <text:p text:style-name="P13">Dokumentation des Gruppentreffens <text:line-break/>IT-Projektmanagement</text:p>
      <text:p text:style-name="P2"><text:span text:style-name="Absatz-Standardschriftart"><text:span text:style-name="T2">Datum</text:span></text:span>: <text:tab/><text:tab/><text:span text:style-name="T3">19.04.2016</text:span></text:p>
      <text:p text:style-name="P2"><text:span text:style-name="Absatz-Standardschriftart"><text:span text:style-name="T1">Teilnehmer</text:span></text:span>: <text:tab/>Alexandra Koch, <text:span text:style-name="T3">Gina Seckendorf, Jonathan Kloss</text:span></text:p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1. Besprechung, was bisher bearbeitet wurde. </text:p>
            <text:list xml:id="list123020886749068" text:continue-list="list123021996462824" text:style-name="L1">
              <text:list-item>
                <text:p text:style-name="P34">User Storys fertiggestellt</text:p>
              </text:list-item>
              <text:list-item>
                <text:p text:style-name="P34">Spielablauf begonnen zu visualisieren</text:p>
              </text:list-item>
              <text:list-item>
                <text:p text:style-name="P34">Aufgaben in Projektplan eingefügt</text:p>
                <text:p text:style-name="P35"/>
              </text:list-item>
            </text:list>
          </table:table-cell>
        </table:table-row>
        <table:table-row>
          <table:table-cell table:style-name="Table2.A2" office:value-type="string">
            <text:p text:style-name="P5">2. Welche Aufgaben müssen nun noch erfüllt werden?</text:p>
            <text:list xml:id="list123022763962351" text:continue-numbering="true" text:style-name="L1">
              <text:list-item>
                <text:p text:style-name="P34">Spielablaufmodell fertigstellen</text:p>
              </text:list-item>
              <text:list-item>
                <text:p text:style-name="P34">Android Studio zum <text:span text:style-name="T4">L</text:span>aufen bringen</text:p>
              </text:list-item>
            </text:list>
            <text:p text:style-name="P8"/>
          </table:table-cell>
        </table:table-row>
        <table:table-row>
          <table:table-cell table:style-name="Table2.A1" office:value-type="string">
            <text:p text:style-name="P5">2. Ergebnisse</text:p>
            <text:list xml:id="list6340645311660148533" text:style-name="L4">
              <text:list-item>
                <text:p text:style-name="P29">an Spielablauf weitergearbeitet</text:p>
              </text:list-item>
              <text:list-item>
                <text:p text:style-name="P31">Projektplan fertiggestellt</text:p>
              </text:list-item>
              <text:list-item>
                <text:p text:style-name="P30">Android Studio erfolgreich auf allen Computern installiert</text:p>
              </text:list-item>
              <text:list-item>
                <text:p text:style-name="P20"><text:span text:style-name="T4">neues Repo für Code erstellt</text:span><text:line-break/></text:p>
              </text:list-item>
            </text:list>
          </table:table-cell>
        </table:table-row>
        <table:table-row>
          <table:table-cell table:style-name="Table2.A1" office:value-type="string">
            <text:p text:style-name="P5">4. Aufgaben bis zum nächsten Treffen</text:p>
            <text:list xml:id="list3465259767734981058" text:style-name="L5">
              <text:list-item>
                <text:p text:style-name="P21"/>
                <text:p text:style-name="P21"/>
              </text:list-item>
            </text:list>
          </table:table-cell>
        </table:table-row>
      </table:table>
      <text:p text:style-name="P10"/>
      <text:p text:style-name="P14">Dokumentation des Gruppentreffens <text:line-break/>IT-Projektmanagement</text:p>
      <text:p text:style-name="P3"><text:span text:style-name="Absatz-Standardschriftart"><text:span text:style-name="T2">Datum</text:span></text:span>: <text:tab/><text:tab/></text:p>
      <text:p text:style-name="P3"><text:span text:style-name="Absatz-Standardschriftart"><text:span text:style-name="T1">Teilnehmer</text:span></text:span>: <text:tab/>Alexandra Koch, <text:span text:style-name="T3">Gina Seckendorf, Jonathan Kloss</text:span></text:p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1. Besprechung, was bisher bearbeitet wurde. </text:p>
            <text:list xml:id="list123020917366860" text:continue-list="list123022763962351" text:style-name="L1">
              <text:list-item>
                <text:p text:style-name="P33"/>
                <text:p text:style-name="P36"/>
              </text:list-item>
            </text:list>
          </table:table-cell>
        </table:table-row>
        <table:table-row>
          <table:table-cell table:style-name="Table3.A2" office:value-type="string">
            <text:p text:style-name="P6">2. Welche Aufgaben müssen nun noch erfüllt werden?</text:p>
            <text:list xml:id="list123022233388673" text:continue-numbering="true" text:style-name="L1">
              <text:list-item>
                <text:p text:style-name="P33"/>
              </text:list-item>
            </text:list>
            <text:p text:style-name="P9"/>
          </table:table-cell>
        </table:table-row>
        <table:table-row>
          <table:table-cell table:style-name="Table3.A1" office:value-type="string">
            <text:p text:style-name="P6">2. Ergebnisse</text:p>
            <text:list xml:id="list4910366130312535782" text:style-name="L6">
              <text:list-item>
                <text:p text:style-name="P22"><text:line-break/></text:p>
              </text:list-item>
            </text:list>
          </table:table-cell>
        </table:table-row>
        <table:table-row>
          <table:table-cell table:style-name="Table3.A1" office:value-type="string">
            <text:p text:style-name="P6">4. Aufgaben bis zum nächsten Treffen</text:p>
            <text:list xml:id="list5667612723433430316" text:style-name="L7">
              <text:list-item>
                <text:p text:style-name="P23"/>
                <text:p text:style-name="P23"/>
              </text:list-item>
            </text:list>
          </table:table-cell>
        </table:table-row>
      </table:table>
      <text:p text:style-name="P11"/>
      <text:p text:style-name="P14">Dokumentation des Gruppentreffens <text:line-break/>IT-Projektmanagement</text:p>
      <text:p text:style-name="P3"><text:span text:style-name="Absatz-Standardschriftart"><text:span text:style-name="T2">Datum</text:span></text:span>: <text:tab/><text:tab/></text:p>
      <text:p text:style-name="P3"><text:span text:style-name="Absatz-Standardschriftart"><text:span text:style-name="T1">Teilnehmer</text:span></text:span>: <text:tab/>Alexandra Koch, <text:span text:style-name="T3">Gina Seckendorf, Jonathan Kloss</text:span></text:p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1. Besprechung, was bisher bearbeitet wurde. </text:p>
            <text:list xml:id="list123021955017114" text:continue-list="list123022233388673" text:style-name="L1">
              <text:list-item>
                <text:p text:style-name="P33"/>
                <text:p text:style-name="P36"/>
              </text:list-item>
            </text:list>
          </table:table-cell>
        </table:table-row>
        <table:table-row>
          <table:table-cell table:style-name="Table4.A2" office:value-type="string">
            <text:p text:style-name="P6">2. Welche Aufgaben müssen nun noch erfüllt werden?</text:p>
            <text:list xml:id="list123022757236682" text:continue-numbering="true" text:style-name="L1">
              <text:list-item>
                <text:p text:style-name="P33"/>
              </text:list-item>
            </text:list>
            <text:p text:style-name="P9"/>
          </table:table-cell>
        </table:table-row>
        <table:table-row>
          <table:table-cell table:style-name="Table4.A1" office:value-type="string">
            <text:p text:style-name="P6">2. Ergebnisse</text:p>
            <text:list xml:id="list4204351600157657171" text:style-name="L8">
              <text:list-item>
                <text:p text:style-name="P24"><text:line-break/></text:p>
              </text:list-item>
            </text:list>
          </table:table-cell>
        </table:table-row>
        <table:table-row>
          <table:table-cell table:style-name="Table4.A1" office:value-type="string">
            <text:p text:style-name="P6">4. Aufgaben bis zum nächsten Treffen</text:p>
            <text:list xml:id="list3150367459649332816" text:style-name="L9">
              <text:list-item>
                <text:p text:style-name="P25"/>
                <text:p text:style-name="P25"/>
              </text:list-item>
            </text:list>
          </table:table-cell>
        </table:table-row>
      </table:table>
      <text:p text:style-name="P11"/>
      <text:p text:style-name="P14">Dokumentation des Gruppentreffens <text:line-break/>IT-Projektmanagement</text:p>
      <text:p text:style-name="P3"><text:span text:style-name="Absatz-Standardschriftart"><text:span text:style-name="T2">Datum</text:span></text:span>: <text:tab/><text:tab/></text:p>
      <text:p text:style-name="P3"><text:span text:style-name="Absatz-Standardschriftart"><text:span text:style-name="T1">Teilnehmer</text:span></text:span>: <text:tab/>Alexandra Koch, <text:span text:style-name="T3">Gina Seckendorf, Jonathan Kloss</text:span></text:p>
      <text:p text:style-name="P11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1. Besprechung, was bisher bearbeitet wurde. </text:p>
            <text:list xml:id="list123022097088579" text:continue-list="list123022757236682" text:style-name="L1">
              <text:list-item>
                <text:p text:style-name="P33"/>
                <text:p text:style-name="P36"/>
              </text:list-item>
            </text:list>
          </table:table-cell>
        </table:table-row>
        <table:table-row>
          <table:table-cell table:style-name="Table5.A2" office:value-type="string">
            <text:p text:style-name="P6">2. Welche Aufgaben müssen nun noch erfüllt werden?</text:p>
            <text:list xml:id="list123022846917240" text:continue-numbering="true" text:style-name="L1">
              <text:list-item>
                <text:p text:style-name="P33"/>
              </text:list-item>
            </text:list>
            <text:p text:style-name="P9"/>
          </table:table-cell>
        </table:table-row>
        <table:table-row>
          <table:table-cell table:style-name="Table5.A1" office:value-type="string">
            <text:p text:style-name="P6">2. Ergebnisse</text:p>
            <text:list xml:id="list7878041830441952318" text:style-name="L10">
              <text:list-item>
                <text:p text:style-name="P26"><text:line-break/></text:p>
              </text:list-item>
            </text:list>
          </table:table-cell>
        </table:table-row>
        <table:table-row>
          <table:table-cell table:style-name="Table5.A1" office:value-type="string">
            <text:p text:style-name="P6">4. Aufgaben bis zum nächsten Treffen</text:p>
            <text:list xml:id="list4759120294214509712" text:style-name="L11">
              <text:list-item>
                <text:p text:style-name="P27"/>
                <text:p text:style-name="P27"/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Anna Kardziev</meta:initial-creator>
    <meta:creation-date>2016-04-19T13:56:00Z</meta:creation-date>
    <dc:date>2016-04-20T12:30:20.381437428</dc:date>
    <meta:editing-cycles>7</meta:editing-cycles>
    <meta:editing-duration>PT7M13S</meta:editing-duration>
    <meta:document-statistic meta:table-count="5" meta:image-count="0" meta:object-count="0" meta:page-count="5" meta:paragraph-count="76" meta:word-count="280" meta:character-count="1973" meta:non-whitespace-character-count="1754"/>
    <meta:template xlink:type="simple" xlink:actuate="onRequest" xlink:title="" xlink:href="Normal.dotm"/>
  </office:meta>
</office:document-meta>
</file>